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paragraph-rsid="00f6ed7c"/>
    </style:style>
    <style:style style:name="P3" style:family="paragraph" style:parent-style-name="Text_20_body">
      <style:text-properties officeooo:rsid="00f3d7e8" officeooo:paragraph-rsid="00f926be"/>
    </style:style>
    <style:style style:name="P4" style:family="paragraph" style:parent-style-name="Text_20_body">
      <style:text-properties officeooo:rsid="00f3d7e8" officeooo:paragraph-rsid="00fcd46e"/>
    </style:style>
    <style:style style:name="P5" style:family="paragraph" style:parent-style-name="Text_20_body">
      <style:text-properties officeooo:rsid="00f3d7e8" officeooo:paragraph-rsid="00fe3d93"/>
    </style:style>
    <style:style style:name="P6" style:family="paragraph" style:parent-style-name="Text_20_body">
      <style:text-properties officeooo:rsid="00f3d7e8" officeooo:paragraph-rsid="0101a9dc"/>
    </style:style>
    <style:style style:name="P7" style:family="paragraph" style:parent-style-name="Text_20_body">
      <style:text-properties officeooo:rsid="00f3d7e8" officeooo:paragraph-rsid="01039cd4"/>
    </style:style>
    <style:style style:name="P8" style:family="paragraph" style:parent-style-name="Text_20_body">
      <style:text-properties officeooo:rsid="00f3d7e8" officeooo:paragraph-rsid="0104fb8d"/>
    </style:style>
    <style:style style:name="P9" style:family="paragraph" style:parent-style-name="Text_20_body">
      <style:text-properties officeooo:rsid="00ff4efb" officeooo:paragraph-rsid="00ff4efb"/>
    </style:style>
    <style:style style:name="P10" style:family="paragraph" style:parent-style-name="Text_20_body">
      <style:text-properties officeooo:rsid="00ff4efb" officeooo:paragraph-rsid="01051b8b"/>
    </style:style>
    <style:style style:name="P11" style:family="paragraph" style:parent-style-name="Text_20_body">
      <style:text-properties officeooo:rsid="0102ea71" officeooo:paragraph-rsid="0102ea71"/>
    </style:style>
    <style:style style:name="P12" style:family="paragraph" style:parent-style-name="Text_20_body">
      <style:text-properties officeooo:rsid="0104fb8d" officeooo:paragraph-rsid="0104fb8d"/>
    </style:style>
    <style:style style:name="P13" style:family="paragraph" style:parent-style-name="Text_20_body">
      <style:text-properties fo:font-weight="bold" officeooo:rsid="00f6ed7c" style:font-weight-asian="bold" style:font-weight-complex="bold"/>
    </style:style>
    <style:style style:name="P14" style:family="paragraph" style:parent-style-name="Text_20_body">
      <style:text-properties fo:font-weight="bold" officeooo:rsid="00f926be" style:font-weight-asian="bold" style:font-weight-complex="bold"/>
    </style:style>
    <style:style style:name="P15" style:family="paragraph" style:parent-style-name="Text_20_body">
      <style:text-properties fo:font-weight="bold" officeooo:rsid="00f926be" officeooo:paragraph-rsid="00f926be" style:font-weight-asian="bold" style:font-weight-complex="bold"/>
    </style:style>
    <style:style style:name="P16" style:family="paragraph" style:parent-style-name="Text_20_body">
      <style:text-properties fo:font-weight="bold" officeooo:rsid="00f926be" officeooo:paragraph-rsid="01051b8b" style:font-weight-asian="bold" style:font-weight-complex="bold"/>
    </style:style>
    <style:style style:name="P17" style:family="paragraph" style:parent-style-name="Text_20_body">
      <style:text-properties fo:font-weight="bold" officeooo:rsid="0100feca" officeooo:paragraph-rsid="0100feca" style:font-weight-asian="bold" style:font-weight-complex="bold"/>
    </style:style>
    <style:style style:name="P18" style:family="paragraph" style:parent-style-name="Text_20_body">
      <style:text-properties fo:font-weight="bold" officeooo:rsid="00fcd46e" officeooo:paragraph-rsid="00fcd46e" style:font-weight-asian="bold" style:font-weight-complex="bold"/>
    </style:style>
    <style:style style:name="P19" style:family="paragraph" style:parent-style-name="Text_20_body">
      <style:text-properties fo:font-weight="bold" officeooo:rsid="00fb02ec" officeooo:paragraph-rsid="01039cd4" style:font-weight-asian="bold" style:font-weight-complex="bold"/>
    </style:style>
    <style:style style:name="P20" style:family="paragraph" style:parent-style-name="Text_20_body">
      <style:text-properties fo:font-weight="bold" officeooo:rsid="00fb02ec" officeooo:paragraph-rsid="00fb02ec" style:font-weight-asian="bold" style:font-weight-complex="bold"/>
    </style:style>
    <style:style style:name="P21" style:family="paragraph" style:parent-style-name="Text_20_body">
      <style:text-properties officeooo:rsid="00f6ed7c" officeooo:paragraph-rsid="00f6ed7c"/>
    </style:style>
    <style:style style:name="P22" style:family="paragraph" style:parent-style-name="Text_20_body">
      <style:text-properties officeooo:rsid="00fe3d93" officeooo:paragraph-rsid="00fe3d93"/>
    </style:style>
    <style:style style:name="P23" style:family="paragraph" style:parent-style-name="Text_20_body">
      <style:text-properties officeooo:rsid="00fcd46e" officeooo:paragraph-rsid="00fcd46e"/>
    </style:style>
    <style:style style:name="P24" style:family="paragraph" style:parent-style-name="Text_20_body">
      <style:text-properties officeooo:rsid="00f926be" officeooo:paragraph-rsid="01039cd4"/>
    </style:style>
    <style:style style:name="P25" style:family="paragraph" style:parent-style-name="Text_20_body">
      <style:text-properties officeooo:rsid="00f926be" officeooo:paragraph-rsid="00fb02ec"/>
    </style:style>
    <style:style style:name="P26" style:family="paragraph" style:parent-style-name="Heading_20_2">
      <style:text-properties officeooo:rsid="00f6ed7c" officeooo:paragraph-rsid="009cfa3e"/>
    </style:style>
    <style:style style:name="T1" style:family="text">
      <style:text-properties officeooo:rsid="00e81e16"/>
    </style:style>
    <style:style style:name="T2" style:family="text">
      <style:text-properties officeooo:rsid="00f6ed7c"/>
    </style:style>
    <style:style style:name="T3" style:family="text">
      <style:text-properties officeooo:rsid="00f926be"/>
    </style:style>
    <style:style style:name="T4" style:family="text">
      <style:text-properties officeooo:rsid="0100feca"/>
    </style:style>
    <style:style style:name="T5" style:family="text">
      <style:text-properties officeooo:rsid="01070879"/>
    </style:style>
    <style:style style:name="T6" style:family="text">
      <style:text-properties officeooo:rsid="0108a251"/>
    </style:style>
    <style:style style:name="T7" style:family="text">
      <style:text-properties officeooo:rsid="0109eb96"/>
    </style:style>
    <style:style style:name="T8" style:family="text">
      <style:text-properties officeooo:rsid="0109ed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2">Get started <text:span text:style-name="T5">with new IO device application</text:span></text:h>
      <text:p text:style-name="P1">19<text:span text:style-name="T1">1026</text:span>, <text:s/><text:span text:style-name="T1">26</text:span>.<text:span text:style-name="T1">10</text:span>.2019/pekka</text:p>
      <text:p text:style-name="P11">New IO device project.</text:p>
      <text:p text:style-name="P11"/>
      <text:p text:style-name="P13">Set up <text:span text:style-name="T6">and test </text:span>your development environment</text:p>
      <text:p text:style-name="P21">X…</text:p>
      <text:p text:style-name="P2"/>
      <text:p text:style-name="P13">Get iocom and related libraries <text:span text:style-name="T8">from github</text:span></text:p>
      <text:p text:style-name="Text_20_body"><text:span text:style-name="T2">X..</text:span>.</text:p>
      <text:p text:style-name="Text_20_body"/>
      <text:p text:style-name="P15">Build and test iocom examples on linux or windows</text:p>
      <text:p text:style-name="Text_20_body"><text:span text:style-name="T3">X</text:span>.</text:p>
      <text:p text:style-name="Text_20_body"/>
      <text:p text:style-name="P14">Build and test iocom examples on your target hardware</text:p>
      <text:p text:style-name="Text_20_body"><text:span text:style-name="T3">X</text:span> </text:p>
      <text:p text:style-name="Text_20_body"/>
      <text:p text:style-name="P15">Copy example project as staring point (alternative 1)</text:p>
      <text:p text:style-name="P9">Choose name for your <text:span text:style-name="T4">application</text:span>, only alpha ‘a’ -’z’ and ‘A’ - ‘Z’, no underlines, special chatacters or numbers. <text:span text:style-name="T4">Make it short.</text:span></text:p>
      <text:p text:style-name="P22">Copy gina</text:p>
      <text:p text:style-name="P22">Delete temporary and other unnecessary files</text:p>
      <text:p text:style-name="P5"/>
      <text:p text:style-name="P16">Copy IOCOM calls from example project to your application (alternative 2)</text:p>
      <text:p text:style-name="P10"/>
      <text:p text:style-name="P17">Change gina to your application name add ne it to your version management</text:p>
      <text:p text:style-name="P9">Rename files</text:p>
      <text:p text:style-name="P9">Replace text gina with your ptoject name</text:p>
      <text:p text:style-name="P22">Add to GIT or SVN repo.</text:p>
      <text:p text:style-name="P3"/>
      <text:p text:style-name="P18">Add new project to your version management system</text:p>
      <text:p text:style-name="P23">Clean it upXx</text:p>
      <text:p text:style-name="P4"/>
      <text:p text:style-name="P19">See that your new application builds, loads and starts on Windows or Linux</text:p>
      <text:p text:style-name="P24">Xx</text:p>
      <text:p text:style-name="P12">Test the communication</text:p>
      <text:p text:style-name="P7"/>
      <text:p text:style-name="P20">See that your new application builds, loads and starts on target hardware</text:p>
      <text:p text:style-name="P25">Xx</text:p>
      <text:p text:style-name="P12">Test the communication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29T15:50:28.537861537</dc:date>
    <meta:editing-duration>P2DT4H19M46S</meta:editing-duration>
    <meta:editing-cycles>222</meta:editing-cycles>
    <meta:generator>LibreOffice/6.2.4.2$Linux_X86_64 LibreOffice_project/20$Build-2</meta:generator>
    <meta:document-statistic meta:table-count="0" meta:image-count="0" meta:object-count="0" meta:page-count="1" meta:paragraph-count="28" meta:word-count="170" meta:character-count="1001" meta:non-whitespace-character-count="857"/>
  </office:meta>
</office:document-meta>
</file>